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9B00000007F5AD0DDD703F43FC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89e95" officeooo:paragraph-rsid="00189e95"/>
    </style:style>
    <style:style style:name="P2" style:family="paragraph" style:parent-style-name="Standard">
      <style:text-properties style:font-name="Liberation Sans" officeooo:rsid="00189e95" officeooo:paragraph-rsid="00189e95"/>
    </style:style>
    <style:style style:name="P3" style:family="paragraph" style:parent-style-name="Standard">
      <style:text-properties fo:color="#01238f" loext:opacity="100%" style:font-name="Liberation Sans" fo:font-weight="bold" officeooo:rsid="00189e95" officeooo:paragraph-rsid="00189e95" style:font-weight-asian="bold" style:font-weight-complex="bold"/>
    </style:style>
    <style:style style:name="P4" style:family="paragraph" style:parent-style-name="Text_20_body">
      <style:text-properties style:font-name="Liberation Sans" fo:font-size="11pt" officeooo:rsid="001c00cf" officeooo:paragraph-rsid="001c00cf" style:font-size-asian="11pt" style:font-size-complex="11pt"/>
    </style:style>
    <style:style style:name="P5" style:family="paragraph" style:parent-style-name="Text_20_body">
      <style:text-properties style:font-name="Liberation Sans" fo:font-size="11pt" officeooo:rsid="001eb843" officeooo:paragraph-rsid="001eb843" style:font-size-asian="11pt" style:font-size-complex="11pt"/>
    </style:style>
    <style:style style:name="T1" style:family="text">
      <style:text-properties fo:color="#01238f" loext:opacity="100%"/>
    </style:style>
    <style:style style:name="T2" style:family="text">
      <style:text-properties fo:color="#01238f" loext:opacity="100%" officeooo:rsid="001c00cf"/>
    </style:style>
    <style:style style:name="T3" style:family="text">
      <style:text-properties fo:color="#01238f" loext:opacity="100%" officeooo:rsid="001eb843"/>
    </style:style>
    <style:style style:name="T4" style:family="text">
      <style:text-properties officeooo:rsid="001eb843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08 – UF2 – Programació multimèdia.</text:p>
      <text:p text:style-name="P2"/>
      <text:p text:style-name="P2"><text:span text:style-name="T1">Activitat </text:span><text:span text:style-name="T3">4</text:span><text:span text:style-name="T1">. </text:span><text:span text:style-name="T3">CameraX</text:span><text:span text:style-name="T2">.</text:span></text:p>
      <text:p text:style-name="P1"/>
      <text:p text:style-name="P4">Fes una aplicació Android que permeti <text:span text:style-name="T4">fer fotos i vídeos amb la càmera frontal i la càmera trasera. A cada enregistrament de foto o vídeo li hem de poder guardar un nom (text agafat amb un EditText) i s’ha de poder guardar la data i hora en que s’ha enregistrat.</text:span></text:p>
      <text:p text:style-name="P5">L’aplicació ha de permetre mostrar les fotos i vídeos enregistrades conjuntament amb el seu nom i data/hora d’enregistrament emprant un recyclerview. Quan l’usuari faci click a sobre del cardview d’una foto/vídeo s’ha de mostrar en una activity nova ocupant el màxim de pantalla i visualitzant el nom i data/hora d’enregistrament.</text:p>
      <text:p text:style-name="P5"/>
      <text:p text:style-name="P5"><text:span text:style-name="T6">Nota</text:span>: Podeu utilitzar l’exemple emprat a classe com a base i a la URL <text:a xlink:type="simple" xlink:href="https://developer.android.com/training/camerax/video-capture?hl=es-419" text:style-name="Internet_20_link" text:visited-style-name="Visited_20_Internet_20_Link">https://developer.android.com/training/camerax/video-capture?hl=es-419</text:a> teniu una explicació detallada de com enregistrar vídeo.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tge1" text:anchor-type="char" svg:width="17cm" svg:height="0.87cm" draw:z-index="0"><draw:image xlink:href="Pictures/10000001000009B00000007F5AD0DDD703F43FC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2T12:06:07.865950207</meta:creation-date>
    <dc:date>2023-03-01T16:52:31.720993662</dc:date>
    <meta:editing-duration>PT12M12S</meta:editing-duration>
    <meta:editing-cycles>4</meta:editing-cycles>
    <meta:generator>LibreOffice/7.3.7.2$Linux_X86_64 LibreOffice_project/30$Build-2</meta:generator>
    <meta:document-statistic meta:table-count="0" meta:image-count="1" meta:object-count="0" meta:page-count="1" meta:paragraph-count="5" meta:word-count="130" meta:character-count="845" meta:non-whitespace-character-count="718"/>
  </office:meta>
</office:document-meta>
</file>